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fenced open="〈" close="〉">
              <mrow>
                <mrow>
                  <msub>
                    <mo stretchy="false">ψ</mo>
                    <mi>m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row>
              <mi/>
              <mo stretchy="false">=</mo>
              <mi/>
            </mrow>
            <mrow>
              <munder>
                <mo stretchy="false">∫</mo>
                <mrow>
                  <mi>i</mi>
                  <mi>,</mi>
                  <mi>j</mi>
                </mrow>
              </munder>
              <mfenced open="〈" close="〉">
                <mrow>
                  <mrow>
                    <msub>
                      <mo stretchy="false">ψ</mo>
                      <mi>m</mi>
                    </msub>
                  </mrow>
                  <mo stretchy="false">∣</mo>
                  <mrow>
                    <msub>
                      <mi>b</mi>
                      <mi>i</mi>
                    </msub>
                  </mrow>
                </mrow>
              </mfenced>
            </mrow>
            <msub>
              <mi>A</mi>
              <mrow>
                <mi>i</mi>
                <mi>j</mi>
              </mrow>
            </msub>
            <mfenced open="〈" close="〉">
              <mrow>
                <mrow>
                  <msub>
                    <mi>b</mi>
                    <mi>j</mi>
                  </msub>
                </mrow>
                <mo stretchy="false">∣</mo>
                <mrow>
                  <msub>
                    <mo stretchy="false">ψ</mo>
                    <mi>m</mi>
                  </msub>
                </mrow>
              </mrow>
            </mfenced>
            <mtext> ,</mtext>
          </mrow>
        </mtd>
      </mtr>
      <mtr>
        <mtd>
          <mrow/>
        </mtd>
      </mtr>
      <mtr>
        <mtd>
          <mrow>
            <msub>
              <mi>A</mi>
              <mrow>
                <mi>i</mi>
                <mi>j</mi>
              </mrow>
            </msub>
            <mrow>
              <mi/>
              <mo stretchy="false">=</mo>
              <mi/>
            </mrow>
            <mfenced open="〈" close="〉">
              <mrow>
                <mrow>
                  <msub>
                    <mi>b</mi>
                    <mi>i</mi>
                  </msub>
                </mrow>
                <mo stretchy="false">∣</mo>
                <mrow>
                  <mi>A</mi>
                </mrow>
                <mo stretchy="false">∣</mo>
                <mrow>
                  <msub>
                    <mi>b</mi>
                    <mi>j</mi>
                  </msub>
                </mrow>
              </mrow>
            </mfenced>
          </mrow>
        </mtd>
      </mtr>
      <mtr>
        <mtd>
          <mrow>
            <mtext>(</mtext>
            <mfenced open="{" close="}">
              <mrow>
                <mfenced open="∣" close="〉">
                  <mrow>
                    <msub>
                      <mi>b</mi>
                      <mi>i</mi>
                    </msub>
                  </mrow>
                </mfenced>
              </mrow>
            </mfenced>
            <mtext>: VON-System)</mtext>
          </mrow>
        </mtd>
      </mtr>
    </mtable>
    <annotation encoding="StarMath 5.0">left langle %ipsi _m mline A mline %ipsi _m right rangle `=` int from {i , j}
left langle %ipsi _m  mline b _i right rangle 
A _{i j} 
left langle b_j mline %ipsi _m  right rangle " ," newline newline
A _{i j} `=` left langle b_i mline A mline b_j right rangle newline
"(" left lbrace left lline b_i right rangle right rbrace ": VON-System)"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3T03:06:05.369000000</meta:creation-date>
    <meta:generator>LibreOffice/4.1.4.2$Windows_x86 LibreOffice_project/0a0440ccc0227ad9829de5f46be37cfb6edcf72</meta:generator>
  </office:meta>
</office:document-meta>
</file>